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679" officeooo:paragraph-rsid="000f9679"/>
    </style:style>
    <style:style style:name="P2" style:family="paragraph" style:parent-style-name="Standard">
      <style:text-properties officeooo:rsid="001ca1f1" officeooo:paragraph-rsid="001ca1f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77888" officeooo:paragraph-rsid="0067788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b6b61a" officeooo:paragraph-rsid="00b6b61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d32bd7" officeooo:paragraph-rsid="00d32bd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d4fa95" officeooo:paragraph-rsid="00d4fa9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f9679" officeooo:paragraph-rsid="000f9679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underline-style="none" fo:font-weight="bold" officeooo:rsid="003a2a28" officeooo:paragraph-rsid="003a2a28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3a2a28" officeooo:paragraph-rsid="003a2a2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a463eb" officeooo:paragraph-rsid="00a463eb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d2a4a0" officeooo:paragraph-rsid="00f3c328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normal" officeooo:rsid="00d2a4a0" officeooo:paragraph-rsid="01070bbf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officeooo:rsid="0105a568" officeooo:paragraph-rsid="0105a568" style:font-weight-asian="normal" style:font-weight-complex="normal"/>
    </style:style>
    <style:style style:name="P14" style:family="paragraph" style:parent-style-name="Standard">
      <style:text-properties officeooo:rsid="00564c9b" officeooo:paragraph-rsid="00564c9b"/>
    </style:style>
    <style:style style:name="P15" style:family="paragraph" style:parent-style-name="Standard">
      <style:paragraph-properties fo:text-align="justify" style:justify-single-word="false"/>
      <style:text-properties officeooo:rsid="002415eb" officeooo:paragraph-rsid="002415eb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d32bd7" officeooo:paragraph-rsid="00d32bd7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 fo:break-before="page"/>
      <style:text-properties fo:font-weight="bold" officeooo:rsid="00681646" officeooo:paragraph-rsid="00681646" style:font-weight-asian="bold" style:font-weight-complex="bold"/>
    </style:style>
    <style:style style:name="P18" style:family="paragraph" style:parent-style-name="Standard">
      <style:paragraph-properties fo:text-align="justify" style:justify-single-word="false" fo:break-before="page"/>
      <style:text-properties fo:font-weight="bold" officeooo:rsid="00b6b61a" officeooo:paragraph-rsid="00b6b61a" style:font-weight-asian="bold" style:font-weight-complex="bold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55da9" style:font-size-asian="8pt" style:font-weight-asian="normal" style:font-size-complex="8pt" style:font-weight-complex="normal"/>
    </style:style>
    <style:style style:name="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6a362b" officeooo:paragraph-rsid="0070bc7f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normal" officeooo:rsid="0057a42a" officeooo:paragraph-rsid="0057a42a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8pt" fo:font-weight="normal" officeooo:rsid="0023ba9b" officeooo:paragraph-rsid="0023ba9b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size="8pt" fo:font-weight="normal" officeooo:rsid="001c98f1" officeooo:paragraph-rsid="001c98f1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size="8pt" fo:font-weight="normal" officeooo:rsid="0021c5bc" officeooo:paragraph-rsid="0021c5bc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size="8pt" fo:font-weight="normal" officeooo:rsid="00bfa0dc" officeooo:paragraph-rsid="00bfa0dc" style:font-size-asian="8pt" style:font-weight-asian="normal" style:font-size-complex="8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size="8pt" fo:font-weight="normal" officeooo:rsid="0105a568" officeooo:paragraph-rsid="0105a568" style:font-size-asian="8pt" style:font-weight-asian="normal" style:font-size-complex="8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font-size="8pt" fo:font-weight="bold" officeooo:rsid="001f3839" officeooo:paragraph-rsid="001f3839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8pt" fo:font-weight="bold" officeooo:rsid="000f9679" officeooo:paragraph-rsid="000f9679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8pt" fo:font-weight="bold" officeooo:rsid="007d9d1e" officeooo:paragraph-rsid="007d9d1e" style:font-size-asian="8pt" style:font-weight-asian="bold" style:font-size-complex="8pt" style:font-weight-complex="bold"/>
    </style:style>
    <style:style style:name="P46" style:family="paragraph" style:parent-style-name="Table_20_Contents">
      <style:text-properties fo:font-size="8pt" officeooo:rsid="000f9679" officeooo:paragraph-rsid="000f9679" style:font-size-asian="8pt" style:font-size-complex="8pt"/>
    </style:style>
    <style:style style:name="P47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454239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98131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c98e7" style:font-size-asian="8pt" style:font-weight-asian="normal" style:font-size-complex="8pt" style:font-weight-complex="normal"/>
    </style:style>
    <style:style style:name="P54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412173" style:font-size-asian="8pt" style:font-weight-asian="normal" style:font-size-complex="8pt" style:font-weight-complex="normal"/>
    </style:style>
    <style:style style:name="P55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98131" style:font-size-asian="8pt" style:font-weight-asian="normal" style:font-size-complex="8pt" style:font-weight-complex="normal"/>
    </style:style>
    <style:style style:name="P56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c98e7" style:font-size-asian="8pt" style:font-weight-asian="normal" style:font-size-complex="8pt" style:font-weight-complex="normal"/>
    </style:style>
    <style:style style:name="P57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58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105a568" officeooo:paragraph-rsid="0105a568" style:font-size-asian="8pt" style:font-weight-asian="normal" style:font-size-complex="8pt" style:font-weight-complex="normal"/>
    </style:style>
    <style:style style:name="P59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194ae2" officeooo:paragraph-rsid="00194ae2" style:font-size-asian="8pt" style:font-weight-asian="normal" style:font-size-complex="8pt" style:font-weight-complex="normal"/>
    </style:style>
    <style:style style:name="P60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1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6739c" officeooo:paragraph-rsid="0016739c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d9ffe" officeooo:paragraph-rsid="004d9ffe" style:font-size-asian="8pt" style:font-weight-asian="normal" style:font-size-complex="8pt" style:font-weight-complex="normal"/>
    </style:style>
    <style:style style:name="P63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4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65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8526" style:font-size-asian="8pt" style:font-weight-asian="normal" style:font-size-complex="8pt" style:font-weight-complex="normal"/>
    </style:style>
    <style:style style:name="P66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67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bed00" officeooo:paragraph-rsid="001bed00" style:font-size-asian="8pt" style:font-weight-asian="normal" style:font-size-complex="8pt" style:font-weight-complex="normal"/>
    </style:style>
    <style:style style:name="P68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2cb2" officeooo:paragraph-rsid="001a2cb2" style:font-size-asian="8pt" style:font-weight-asian="normal" style:font-size-complex="8pt" style:font-weight-complex="normal"/>
    </style:style>
    <style:style style:name="P69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c8f7ff" officeooo:paragraph-rsid="00c8f7ff" style:font-size-asian="8pt" style:font-weight-asian="normal" style:font-size-complex="8pt" style:font-weight-complex="normal"/>
    </style:style>
    <style:style style:name="P70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d603" officeooo:paragraph-rsid="00c8f7ff" style:font-size-asian="8pt" style:font-weight-asian="normal" style:font-size-complex="8pt" style:font-weight-complex="normal"/>
    </style:style>
    <style:style style:name="P71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d0f701" officeooo:paragraph-rsid="00d0f701" style:font-size-asian="8pt" style:font-weight-asian="normal" style:font-size-complex="8pt" style:font-weight-complex="normal"/>
    </style:style>
    <style:style style:name="P72" style:family="paragraph" style:parent-style-name="Table_20_Contents">
      <loext:graphic-properties draw:fill="none"/>
      <style:paragraph-properties fo:margin-left="0.5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73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74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ce80f" officeooo:paragraph-rsid="007ce80f" style:font-size-asian="8pt" style:font-weight-asian="normal" style:font-size-complex="8pt" style:font-weight-complex="normal"/>
    </style:style>
    <style:style style:name="P75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2a6c68" officeooo:paragraph-rsid="00931203" style:font-weight-asian="bold" style:font-weight-complex="bold"/>
    </style:style>
    <style:style style:name="P77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normal" officeooo:rsid="008ce78b" officeooo:paragraph-rsid="008ce78b" style:font-weight-asian="normal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8f8954" officeooo:paragraph-rsid="008f8954" style:font-weight-asian="normal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69b246" officeooo:paragraph-rsid="0070bc7f" style:font-weight-asian="normal" style:font-weight-complex="normal"/>
    </style:style>
    <style:style style:name="P80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912d" officeooo:paragraph-rsid="006a912d" style:font-weight-asian="bold" style:font-weight-complex="bold"/>
    </style:style>
    <style:style style:name="P81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362b" officeooo:paragraph-rsid="00ec7d56" style:font-weight-asian="bold" style:font-weight-complex="bold"/>
    </style:style>
    <style:style style:name="P82" style:family="paragraph" style:parent-style-name="Standard" style:list-style-name="L3">
      <style:paragraph-properties fo:text-align="justify" style:justify-single-word="false"/>
      <style:text-properties officeooo:rsid="006d4bf8" officeooo:paragraph-rsid="006d4bf8"/>
    </style:style>
    <style:style style:name="P83" style:family="paragraph" style:parent-style-name="Standard" style:list-style-name="L3">
      <style:paragraph-properties fo:text-align="justify" style:justify-single-word="false"/>
      <style:text-properties officeooo:rsid="002415eb" officeooo:paragraph-rsid="003bf6b9"/>
    </style:style>
    <style:style style:name="P84" style:family="paragraph" style:parent-style-name="Standard" style:list-style-name="L3">
      <style:paragraph-properties fo:text-align="justify" style:justify-single-word="false"/>
      <style:text-properties officeooo:rsid="002415eb" officeooo:paragraph-rsid="0085c1ec"/>
    </style:style>
    <style:style style:name="P85" style:family="paragraph" style:parent-style-name="Standard" style:list-style-name="L3">
      <style:paragraph-properties fo:text-align="justify" style:justify-single-word="false"/>
      <style:text-properties officeooo:rsid="002415eb" officeooo:paragraph-rsid="0074e0ff"/>
    </style:style>
    <style:style style:name="P86" style:family="paragraph" style:parent-style-name="Standard" style:list-style-name="L3">
      <style:paragraph-properties fo:text-align="justify" style:justify-single-word="false"/>
      <style:text-properties officeooo:rsid="006d4d28" officeooo:paragraph-rsid="008634c8"/>
    </style:style>
    <style:style style:name="P87" style:family="paragraph" style:parent-style-name="Standard" style:list-style-name="L3">
      <style:paragraph-properties fo:text-align="justify" style:justify-single-word="false"/>
      <style:text-properties officeooo:rsid="00564c9b" officeooo:paragraph-rsid="008634c8"/>
    </style:style>
    <style:style style:name="P88" style:family="paragraph" style:parent-style-name="Standard" style:list-style-name="L3">
      <style:paragraph-properties fo:text-align="justify" style:justify-single-word="false"/>
      <style:text-properties officeooo:rsid="00564c9b" officeooo:paragraph-rsid="0070bc7f"/>
    </style:style>
    <style:style style:name="P89" style:family="paragraph" style:parent-style-name="Standard" style:list-style-name="L3">
      <style:paragraph-properties fo:text-align="justify" style:justify-single-word="false"/>
      <style:text-properties officeooo:rsid="00564c9b" officeooo:paragraph-rsid="00d9907b"/>
    </style:style>
    <style:style style:name="P90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8634c8" style:font-weight-asian="normal" style:font-weight-complex="normal"/>
    </style:style>
    <style:style style:name="P91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91ec1a" style:font-weight-asian="normal" style:font-weight-complex="normal"/>
    </style:style>
    <style:style style:name="P92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70bc7f" style:font-weight-asian="normal" style:font-weight-complex="normal"/>
    </style:style>
    <style:style style:name="P93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d9907b" style:font-weight-asian="normal" style:font-weight-complex="normal"/>
    </style:style>
    <style:style style:name="P94" style:family="paragraph" style:parent-style-name="Standard" style:list-style-name="L3">
      <style:paragraph-properties fo:text-align="justify" style:justify-single-word="false"/>
      <style:text-properties fo:font-weight="normal" officeooo:rsid="0072f3c5" officeooo:paragraph-rsid="0072f3c5" style:font-weight-asian="normal" style:font-weight-complex="normal"/>
    </style:style>
    <style:style style:name="P95" style:family="paragraph" style:parent-style-name="Standard" style:list-style-name="L3">
      <style:paragraph-properties fo:text-align="justify" style:justify-single-word="false"/>
      <style:text-properties fo:font-weight="normal" officeooo:rsid="0074e0ff" officeooo:paragraph-rsid="0074e0ff" style:font-weight-asian="normal" style:font-weight-complex="normal"/>
    </style:style>
    <style:style style:name="P96" style:family="paragraph" style:parent-style-name="Standard" style:list-style-name="L3">
      <style:paragraph-properties fo:text-align="justify" style:justify-single-word="false"/>
      <style:text-properties fo:font-weight="normal" officeooo:rsid="002415eb" officeooo:paragraph-rsid="00303b05" style:font-weight-asian="normal" style:font-weight-complex="normal"/>
    </style:style>
    <style:style style:name="P97" style:family="paragraph" style:parent-style-name="Standard" style:list-style-name="L3">
      <style:paragraph-properties fo:text-align="justify" style:justify-single-word="false"/>
      <style:text-properties fo:font-weight="normal" officeooo:rsid="0075b337" officeooo:paragraph-rsid="0075b337" style:font-weight-asian="normal" style:font-weight-complex="normal"/>
    </style:style>
    <style:style style:name="P9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normal" officeooo:rsid="006d4d28" officeooo:paragraph-rsid="00d9907b" style:font-weight-asian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fo:font-weight="normal" officeooo:rsid="00d32bd7" officeooo:paragraph-rsid="0107dd95" style:font-weight-asian="normal" style:font-weight-complex="normal"/>
    </style:style>
    <style:style style:name="P100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8634c8" style:font-weight-asian="bold" style:font-weight-complex="bold"/>
    </style:style>
    <style:style style:name="P101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70bc7f" style:font-weight-asian="bold" style:font-weight-complex="bold"/>
    </style:style>
    <style:style style:name="P102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6a912d" officeooo:paragraph-rsid="008634c8" style:font-weight-asian="bold" style:font-weight-complex="bold"/>
    </style:style>
    <style:style style:name="P103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dbadd3" officeooo:paragraph-rsid="00fea586" style:font-weight-asian="bold" style:font-weight-complex="bold"/>
    </style:style>
    <style:style style:name="P10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6f7055" officeooo:paragraph-rsid="00d32bd7"/>
    </style:style>
    <style:style style:name="P10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bb6afd"/>
    </style:style>
    <style:style style:name="P10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2c9c1b"/>
    </style:style>
    <style:style style:name="P10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c9c1b" officeooo:paragraph-rsid="00bc149a" style:font-weight-asian="normal" style:font-weight-complex="normal"/>
    </style:style>
    <style:style style:name="P10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c149a" style:font-weight-asian="normal" style:font-weight-complex="normal"/>
    </style:style>
    <style:style style:name="P10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dd619" style:font-weight-asian="normal" style:font-weight-complex="normal"/>
    </style:style>
    <style:style style:name="P11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d9907b" style:font-weight-asian="normal" style:font-weight-complex="normal"/>
    </style:style>
    <style:style style:name="P11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c149a" style:font-weight-asian="normal" style:font-weight-complex="normal"/>
    </style:style>
    <style:style style:name="P11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dd619" style:font-weight-asian="normal" style:font-weight-complex="normal"/>
    </style:style>
    <style:style style:name="P11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7bf12" officeooo:paragraph-rsid="00d7bf12" style:font-weight-asian="normal" style:font-weight-complex="normal"/>
    </style:style>
    <style:style style:name="P11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9907b" officeooo:paragraph-rsid="00d9907b" style:font-weight-asian="normal" style:font-weight-complex="normal"/>
    </style:style>
    <style:style style:name="P11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47c26" officeooo:paragraph-rsid="00347c26" style:font-weight-asian="normal" style:font-weight-complex="normal"/>
    </style:style>
    <style:style style:name="P11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1a8d6" officeooo:paragraph-rsid="00c1a8d6" style:font-weight-asian="normal" style:font-weight-complex="normal"/>
    </style:style>
    <style:style style:name="P11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679a2" officeooo:paragraph-rsid="003679a2" style:font-weight-asian="normal" style:font-weight-complex="normal"/>
    </style:style>
    <style:style style:name="P11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1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72db8" officeooo:paragraph-rsid="00372db8" style:font-weight-asian="normal" style:font-weight-complex="normal"/>
    </style:style>
    <style:style style:name="P12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e0d547" officeooo:paragraph-rsid="00e0d547" style:font-weight-asian="normal" style:font-weight-complex="normal"/>
    </style:style>
    <style:style style:name="P12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387c3b" style:font-weight-asian="normal" style:font-weight-complex="normal"/>
    </style:style>
    <style:style style:name="P12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8289af" style:font-weight-asian="normal" style:font-weight-complex="normal"/>
    </style:style>
    <style:style style:name="P123" style:family="paragraph" style:parent-style-name="Standard" style:list-style-name="L3">
      <style:paragraph-properties fo:text-align="justify" style:justify-single-word="false"/>
      <style:text-properties style:text-underline-style="none" officeooo:rsid="002c9c1b" officeooo:paragraph-rsid="00bb6afd"/>
    </style:style>
    <style:style style:name="P124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fea586" officeooo:paragraph-rsid="00fea586" style:font-weight-asian="normal" style:font-weight-complex="normal"/>
    </style:style>
    <style:style style:name="P12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text-underline-style="none" fo:font-weight="normal" officeooo:rsid="00dbadd3" officeooo:paragraph-rsid="00fea586" style:font-weight-asian="normal" style:font-weight-complex="normal"/>
    </style:style>
    <style:style style:name="P126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47c26" style:font-weight-asian="normal" style:font-weight-complex="normal"/>
    </style:style>
    <style:style style:name="P127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c2abf3" style:font-weight-asian="normal" style:font-weight-complex="normal"/>
    </style:style>
    <style:style style:name="P128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679a2" style:font-weight-asian="normal" style:font-weight-complex="normal"/>
    </style:style>
    <style:style style:name="P12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72db8" style:font-weight-asian="normal" style:font-weight-complex="normal"/>
    </style:style>
    <style:style style:name="P130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e0d547" style:font-weight-asian="normal" style:font-weight-complex="normal"/>
    </style:style>
    <style:style style:name="P13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87c3b" style:font-weight-asian="normal" style:font-weight-complex="normal"/>
    </style:style>
    <style:style style:name="P132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1a8d6" officeooo:paragraph-rsid="00c1a8d6" style:font-weight-asian="normal" style:font-weight-complex="normal"/>
    </style:style>
    <style:style style:name="P133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105a568" officeooo:paragraph-rsid="0105a568" style:font-weight-asian="normal" style:font-weight-complex="normal"/>
    </style:style>
    <style:style style:name="P134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80dcd9" officeooo:paragraph-rsid="0080dcd9" style:font-weight-asian="normal" style:font-weight-complex="normal"/>
    </style:style>
    <style:style style:name="P135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f3c328" style:font-weight-asian="normal" style:font-weight-complex="normal"/>
    </style:style>
    <style:style style:name="P136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fb46d4" style:font-weight-asian="normal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text-underline-style="none" fo:font-weight="normal" officeooo:rsid="00d2a4a0" officeooo:paragraph-rsid="01070bbf" style:font-weight-asian="normal" style:font-weight-complex="normal"/>
    </style:style>
    <style:style style:name="P138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39" style:family="paragraph" style:parent-style-name="Standard" style:list-style-name="L4">
      <style:text-properties style:text-underline-style="none" fo:font-weight="normal" officeooo:rsid="00a463eb" officeooo:paragraph-rsid="00a463eb" style:font-weight-asian="normal" style:font-weight-complex="normal"/>
    </style:style>
    <style:style style:name="P140" style:family="paragraph" style:parent-style-name="Standard" style:list-style-name="L4">
      <style:text-properties style:text-underline-style="none" fo:font-weight="normal" officeooo:rsid="00a8bdb2" officeooo:paragraph-rsid="00a8bdb2" style:font-weight-asian="normal" style:font-weight-complex="normal"/>
    </style:style>
    <style:style style:name="P14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10e1331" officeooo:paragraph-rsid="010e1331" style:font-weight-asian="normal" style:font-weight-complex="normal"/>
    </style:style>
    <style:style style:name="P142" style:family="paragraph" style:parent-style-name="Standard" style:list-style-name="L3">
      <style:paragraph-properties fo:text-align="justify" style:justify-single-word="false"/>
      <style:text-properties style:text-underline-style="none" fo:font-weight="bold" officeooo:rsid="006884d4" officeooo:paragraph-rsid="00d9907b" style:font-weight-asian="bold" style:font-weight-complex="bold"/>
    </style:style>
    <style:style style:name="P143" style:family="paragraph" style:parent-style-name="Standard" style:list-style-name="L3">
      <style:paragraph-properties fo:text-align="justify" style:justify-single-word="false"/>
      <style:text-properties style:text-underline-style="none" fo:font-weight="bold" officeooo:rsid="0105a568" officeooo:paragraph-rsid="0105a568" style:font-weight-asian="bold" style:font-weight-complex="bold"/>
    </style:style>
    <style:style style:name="P144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45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none" fo:font-weight="normal" officeooo:rsid="002415eb" officeooo:paragraph-rsid="00e3dc3f" style:font-weight-asian="normal" style:font-weight-complex="normal"/>
    </style:style>
    <style:style style:name="P146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8289af" officeooo:paragraph-rsid="008289af" style:font-style-asian="normal" style:font-weight-asian="normal" style:font-style-complex="normal" style:font-weight-complex="normal"/>
    </style:style>
    <style:style style:name="P147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5653d" officeooo:paragraph-rsid="00c5653d" style:font-style-asian="normal" style:font-weight-asian="normal" style:font-style-complex="normal" style:font-weight-complex="normal"/>
    </style:style>
    <style:style style:name="P148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abd1b" officeooo:paragraph-rsid="00cabd1b" style:font-style-asian="normal" style:font-weight-asian="normal" style:font-style-complex="normal" style:font-weight-complex="normal"/>
    </style:style>
    <style:style style:name="P149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105a568" officeooo:paragraph-rsid="01070bbf" style:font-style-asian="normal" style:font-weight-asian="normal" style:font-style-complex="normal" style:font-weight-complex="normal"/>
    </style:style>
    <style:style style:name="P150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9f12a1" officeooo:paragraph-rsid="009f12a1" style:font-style-asian="normal" style:font-weight-asian="normal" style:font-style-complex="normal" style:font-weight-complex="normal"/>
    </style:style>
    <style:style style:name="P151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bdd619" style:font-style-asian="normal" style:font-weight-asian="normal" style:font-style-complex="normal" style:font-weight-complex="normal"/>
    </style:style>
    <style:style style:name="P152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5653d" style:font-style-asian="normal" style:font-weight-asian="normal" style:font-style-complex="normal" style:font-weight-complex="normal"/>
    </style:style>
    <style:style style:name="P153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64c49" style:font-style-asian="normal" style:font-weight-asian="normal" style:font-style-complex="normal" style:font-weight-complex="normal"/>
    </style:style>
    <style:style style:name="P15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1070bbf" officeooo:paragraph-rsid="00f3c328" style:font-style-asian="normal" style:font-weight-asian="normal" style:font-style-complex="normal" style:font-weight-complex="normal"/>
    </style:style>
    <style:style style:name="P155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c7e8bc" officeooo:paragraph-rsid="00c7e8bc" style:font-style-asian="normal" style:font-weight-asian="normal" style:font-style-complex="normal" style:font-weight-complex="normal"/>
    </style:style>
    <style:style style:name="P156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f3c328" officeooo:paragraph-rsid="00f3c328" style:font-style-asian="normal" style:font-weight-asian="bold" style:font-style-complex="normal" style:font-weight-complex="bold"/>
    </style:style>
    <style:style style:name="P157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f3c328" officeooo:paragraph-rsid="00f3c328" style:font-style-asian="normal" style:font-weight-asian="bold" style:font-style-complex="normal" style:font-weight-complex="bold"/>
    </style:style>
    <style:style style:name="P158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c7e8bc" officeooo:paragraph-rsid="00c7e8bc" style:font-style-asian="normal" style:font-weight-asian="bold" style:font-style-complex="normal" style:font-weight-complex="bold"/>
    </style:style>
    <style:style style:name="P159" style:family="paragraph" style:parent-style-name="Standard" style:list-style-name="L4">
      <style:text-properties officeooo:rsid="00a6874a" officeooo:paragraph-rsid="00a7469e"/>
    </style:style>
    <style:style style:name="P160" style:family="paragraph" style:parent-style-name="Standard" style:list-style-name="L4">
      <style:text-properties officeooo:rsid="00a6874a" officeooo:paragraph-rsid="00b0fc72"/>
    </style:style>
    <style:style style:name="P161" style:family="paragraph" style:parent-style-name="Standard" style:list-style-name="L4">
      <style:text-properties officeooo:rsid="00a76110" officeooo:paragraph-rsid="00b0fc72"/>
    </style:style>
    <style:style style:name="P162" style:family="paragraph" style:parent-style-name="Standard">
      <style:paragraph-properties fo:text-align="justify" style:justify-single-word="false"/>
      <style:text-properties officeooo:paragraph-rsid="0107dd95"/>
    </style:style>
    <style:style style:name="P163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officeooo:rsid="006de4dc" officeooo:paragraph-rsid="008634c8"/>
    </style:style>
    <style:style style:name="P164" style:family="paragraph" style:parent-style-name="Standard" style:list-style-name="L3" style:master-page-name="">
      <style:paragraph-properties fo:text-align="justify" style:justify-single-word="false" style:page-number="auto"/>
      <style:text-properties officeooo:rsid="002415eb" officeooo:paragraph-rsid="008634c8"/>
    </style:style>
    <style:style style:name="P165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69b246" officeooo:paragraph-rsid="008634c8" style:font-weight-asian="normal" style:font-weight-complex="normal"/>
    </style:style>
    <style:style style:name="P166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70bc7f" style:font-weight-asian="bold" style:font-weight-complex="bold"/>
    </style:style>
    <style:style style:name="P167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d9907b" style:font-weight-asian="bold" style:font-weight-complex="bold"/>
    </style:style>
    <style:style style:name="P168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6884d4" officeooo:paragraph-rsid="00d7bf12" style:font-weight-asian="bold" style:font-weight-complex="bold"/>
    </style:style>
    <style:style style:name="P169" style:family="paragraph" style:parent-style-name="Standard" style:list-style-name="L3" style:master-page-name="">
      <style:paragraph-properties fo:text-align="justify" style:justify-single-word="false" style:page-number="auto"/>
      <style:text-properties style:text-underline-style="solid" style:text-underline-width="auto" style:text-underline-color="font-color" officeooo:rsid="006f7055" officeooo:paragraph-rsid="00bb6afd"/>
    </style:style>
    <style:style style:name="P170" style:family="paragraph" style:parent-style-name="Standard" style:list-style-name="L3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font-weight="bold" officeooo:rsid="006884d4" officeooo:paragraph-rsid="0091ec1a" style:font-weight-asian="bold" style:font-weight-complex="bold"/>
    </style:style>
    <style:style style:name="P171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92fd6f" officeooo:paragraph-rsid="0092fd6f" style:font-weight-asian="normal" style:font-weight-complex="normal"/>
    </style:style>
    <style:style style:name="P172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bold" officeooo:rsid="006a362b" officeooo:paragraph-rsid="0093c2b5" style:font-weight-asian="bold" style:font-weight-complex="bold"/>
    </style:style>
    <style:style style:name="P173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style="normal" style:text-underline-style="none" fo:font-weight="normal" officeooo:rsid="00a1732a" officeooo:paragraph-rsid="00a1732a" style:font-style-asian="normal" style:font-weight-asian="normal" style:font-style-complex="normal" style:font-weight-complex="normal"/>
    </style:style>
    <style:style style:name="P174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-0.6cm" style:auto-text-indent="false" style:page-number="auto" fo:background-color="transparent"/>
      <style:text-properties fo:font-weight="bold" officeooo:rsid="006a912d" officeooo:paragraph-rsid="0093c2b5" style:font-weight-asian="bold" style:font-weight-complex="bold"/>
    </style:style>
    <style:style style:name="P175" style:family="paragraph" style:parent-style-name="Standard" style:list-style-name="L3" style:master-page-name="">
      <loext:graphic-properties draw:fill="none"/>
      <style:paragraph-properties fo:margin-left="1.7cm" fo:margin-right="0cm" fo:text-align="justify" style:justify-single-word="false" fo:text-indent="0cm" style:auto-text-indent="false" style:page-number="auto" fo:background-color="transparent"/>
      <style:text-properties fo:font-weight="normal" officeooo:rsid="0074e0ff" officeooo:paragraph-rsid="0074e0ff" style:font-weight-asian="normal" style:font-weight-complex="normal"/>
    </style:style>
    <style:style style:name="P176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177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-0.6cm" style:auto-text-indent="false" fo:background-color="transparent" text:number-lines="false" text:line-number="0"/>
      <style:text-properties fo:font-size="8pt" fo:font-weight="normal" officeooo:rsid="00a463eb" officeooo:paragraph-rsid="00b4914d" style:font-size-asian="8pt" style:font-weight-asian="normal" style:font-size-complex="8pt" style:font-weight-complex="normal"/>
    </style:style>
    <style:style style:name="P178" style:family="paragraph" style:parent-style-name="Text_20_body" style:list-style-name="L3">
      <style:paragraph-properties fo:text-align="justify" style:justify-single-word="false"/>
      <style:text-properties officeooo:paragraph-rsid="00bdd619"/>
    </style:style>
    <style:style style:name="P179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4740d" officeooo:paragraph-rsid="00c4740d" style:font-weight-asian="normal" style:font-weight-complex="normal"/>
    </style:style>
    <style:style style:name="P180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5653d" officeooo:paragraph-rsid="00c5653d" style:font-weight-asian="normal" style:font-weight-complex="normal"/>
    </style:style>
    <style:style style:name="P181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9f43a" officeooo:paragraph-rsid="00c4740d" style:font-weight-asian="normal" style:font-weight-complex="normal"/>
    </style:style>
    <style:style style:name="P182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fbec3" officeooo:paragraph-rsid="00e1e3b4" style:font-weight-asian="normal" style:font-weight-complex="normal"/>
    </style:style>
    <style:style style:name="P183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f7579" officeooo:paragraph-rsid="00cf7579" style:font-weight-asian="normal" style:font-weight-complex="normal"/>
    </style:style>
    <style:style style:name="P184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e1e3b4" style:font-weight-asian="normal" style:font-weight-complex="normal"/>
    </style:style>
    <style:style style:name="P185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ab5062" style:font-weight-asian="normal" style:font-weight-complex="normal"/>
    </style:style>
    <style:style style:name="P186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abd1b" style:font-weight-asian="normal" style:font-weight-complex="normal"/>
    </style:style>
    <style:style style:name="P187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f7579" style:font-weight-asian="normal" style:font-weight-complex="normal"/>
    </style:style>
    <style:style style:name="P188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b5062" officeooo:paragraph-rsid="00e1e3b4" style:font-weight-asian="normal" style:font-weight-complex="normal"/>
    </style:style>
    <style:style style:name="P189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c5ffe" officeooo:paragraph-rsid="00cc5ffe" style:font-weight-asian="normal" style:font-weight-complex="normal"/>
    </style:style>
    <style:style style:name="P190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91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f7579" style:font-weight-asian="normal" style:font-weight-complex="normal"/>
    </style:style>
    <style:style style:name="P192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f7579" officeooo:paragraph-rsid="00cf7579" style:font-weight-asian="normal" style:font-weight-complex="normal"/>
    </style:style>
    <style:style style:name="P193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bold" officeooo:rsid="00ab5062" officeooo:paragraph-rsid="00e1e3b4" style:font-style-asian="normal" style:font-weight-asian="bold" style:font-style-complex="normal" style:font-weight-complex="bold"/>
    </style:style>
    <style:style style:name="P194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normal" officeooo:rsid="00cdcc57" officeooo:paragraph-rsid="00cdcc57" style:font-style-asian="normal" style:font-weight-asian="normal" style:font-style-complex="normal" style:font-weight-complex="normal"/>
    </style:style>
    <style:style style:name="P195" style:family="paragraph" style:parent-style-name="Text_20_body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f7579" officeooo:paragraph-rsid="00cf7579" style:font-style-asian="normal" style:font-weight-asian="normal" style:font-style-complex="normal" style:font-weight-complex="normal"/>
    </style:style>
    <style:style style:name="P196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paragraph-rsid="00b4914d"/>
    </style:style>
    <style:style style:name="T1" style:family="text">
      <style:text-properties officeooo:rsid="001134b9"/>
    </style:style>
    <style:style style:name="T2" style:family="text">
      <style:text-properties officeooo:rsid="00118526"/>
    </style:style>
    <style:style style:name="T3" style:family="text">
      <style:text-properties officeooo:rsid="00155da9"/>
    </style:style>
    <style:style style:name="T4" style:family="text">
      <style:text-properties officeooo:rsid="00194ae2"/>
    </style:style>
    <style:style style:name="T5" style:family="text">
      <style:text-properties officeooo:rsid="001a2cb2"/>
    </style:style>
    <style:style style:name="T6" style:family="text">
      <style:text-properties officeooo:rsid="001c98f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d4d28" style:font-weight-asian="normal" style:font-weight-complex="normal"/>
    </style:style>
    <style:style style:name="T9" style:family="text">
      <style:text-properties fo:font-weight="normal" officeooo:rsid="00fcd911" style:font-weight-asian="normal" style:font-weight-complex="normal"/>
    </style:style>
    <style:style style:name="T10" style:family="text">
      <style:text-properties fo:font-weight="normal" officeooo:rsid="00d32bd7" style:font-weight-asian="normal" style:font-weight-complex="normal"/>
    </style:style>
    <style:style style:name="T11" style:family="text">
      <style:text-properties fo:font-weight="normal" officeooo:rsid="0107dd95" style:font-weight-asian="normal" style:font-weight-complex="normal"/>
    </style:style>
    <style:style style:name="T12" style:family="text">
      <style:text-properties fo:font-weight="normal" officeooo:rsid="0087bcf4" style:font-weight-asian="normal" style:font-weight-complex="normal"/>
    </style:style>
    <style:style style:name="T13" style:family="text">
      <style:text-properties officeooo:rsid="001d0ee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a6c68" style:font-weight-asian="bold" style:font-weight-complex="bold"/>
    </style:style>
    <style:style style:name="T16" style:family="text">
      <style:text-properties fo:font-weight="bold" officeooo:rsid="002d98ba" style:font-weight-asian="bold" style:font-weight-complex="bold"/>
    </style:style>
    <style:style style:name="T17" style:family="text">
      <style:text-properties fo:font-weight="bold" officeooo:rsid="00303b05" style:font-weight-asian="bold" style:font-weight-complex="bold"/>
    </style:style>
    <style:style style:name="T18" style:family="text">
      <style:text-properties fo:font-weight="bold" officeooo:rsid="003679a2" style:font-weight-asian="bold" style:font-weight-complex="bold"/>
    </style:style>
    <style:style style:name="T19" style:family="text">
      <style:text-properties fo:font-weight="bold" officeooo:rsid="00564c9b" style:font-weight-asian="bold" style:font-weight-complex="bold"/>
    </style:style>
    <style:style style:name="T20" style:family="text">
      <style:text-properties fo:font-weight="bold" officeooo:rsid="00665b6c" style:font-weight-asian="bold" style:font-weight-complex="bold"/>
    </style:style>
    <style:style style:name="T21" style:family="text">
      <style:text-properties fo:font-weight="bold" officeooo:rsid="00677888" style:font-weight-asian="bold" style:font-weight-complex="bold"/>
    </style:style>
    <style:style style:name="T22" style:family="text">
      <style:text-properties fo:font-weight="bold" officeooo:rsid="0074e0ff" style:font-weight-asian="bold" style:font-weight-complex="bold"/>
    </style:style>
    <style:style style:name="T23" style:family="text">
      <style:text-properties fo:font-weight="bold" officeooo:rsid="006884d4" style:font-weight-asian="bold" style:font-weight-complex="bold"/>
    </style:style>
    <style:style style:name="T24" style:family="text">
      <style:text-properties fo:font-weight="bold" officeooo:rsid="0068a5a7" style:font-weight-asian="bold" style:font-weight-complex="bold"/>
    </style:style>
    <style:style style:name="T25" style:family="text">
      <style:text-properties fo:font-weight="bold" officeooo:rsid="009c3dd9" style:font-weight-asian="bold" style:font-weight-complex="bold"/>
    </style:style>
    <style:style style:name="T26" style:family="text">
      <style:text-properties fo:font-weight="bold" officeooo:rsid="009f8dde" style:font-weight-asian="bold" style:font-weight-complex="bold"/>
    </style:style>
    <style:style style:name="T27" style:family="text">
      <style:text-properties fo:font-weight="bold" officeooo:rsid="00a1732a" style:font-weight-asian="bold" style:font-weight-complex="bold"/>
    </style:style>
    <style:style style:name="T28" style:family="text">
      <style:text-properties fo:font-weight="bold" officeooo:rsid="00a45aca" style:font-weight-asian="bold" style:font-weight-complex="bold"/>
    </style:style>
    <style:style style:name="T29" style:family="text">
      <style:text-properties fo:font-weight="bold" officeooo:rsid="00b4914d" style:font-weight-asian="bold" style:font-weight-complex="bold"/>
    </style:style>
    <style:style style:name="T30" style:family="text">
      <style:text-properties fo:font-weight="bold" officeooo:rsid="00b8915c" style:font-weight-asian="bold" style:font-weight-complex="bold"/>
    </style:style>
    <style:style style:name="T31" style:family="text">
      <style:text-properties fo:font-weight="bold" officeooo:rsid="00b9f575" style:font-weight-asian="bold" style:font-weight-complex="bold"/>
    </style:style>
    <style:style style:name="T32" style:family="text">
      <style:text-properties fo:font-weight="bold" officeooo:rsid="00bbc1f6" style:font-weight-asian="bold" style:font-weight-complex="bold"/>
    </style:style>
    <style:style style:name="T33" style:family="text">
      <style:text-properties fo:font-weight="bold" officeooo:rsid="00bc149a" style:font-weight-asian="bold" style:font-weight-complex="bold"/>
    </style:style>
    <style:style style:name="T34" style:family="text">
      <style:text-properties fo:font-weight="bold" officeooo:rsid="00bdd619" style:font-weight-asian="bold" style:font-weight-complex="bold"/>
    </style:style>
    <style:style style:name="T35" style:family="text">
      <style:text-properties fo:font-weight="bold" officeooo:rsid="00c2abf3" style:font-weight-asian="bold" style:font-weight-complex="bold"/>
    </style:style>
    <style:style style:name="T36" style:family="text">
      <style:text-properties fo:font-weight="bold" officeooo:rsid="00c5653d" style:font-weight-asian="bold" style:font-weight-complex="bold"/>
    </style:style>
    <style:style style:name="T37" style:family="text">
      <style:text-properties fo:font-weight="bold" officeooo:rsid="00c64c49" style:font-weight-asian="bold" style:font-weight-complex="bold"/>
    </style:style>
    <style:style style:name="T38" style:family="text">
      <style:text-properties fo:font-weight="bold" officeooo:rsid="00def03d" style:font-weight-asian="bold" style:font-weight-complex="bold"/>
    </style:style>
    <style:style style:name="T39" style:family="text">
      <style:text-properties fo:font-weight="bold" officeooo:rsid="00e0d547" style:font-weight-asian="bold" style:font-weight-complex="bold"/>
    </style:style>
    <style:style style:name="T40" style:family="text">
      <style:text-properties fo:font-weight="bold" officeooo:rsid="00e3dc3f" style:font-weight-asian="bold" style:font-weight-complex="bold"/>
    </style:style>
    <style:style style:name="T41" style:family="text">
      <style:text-properties fo:font-weight="bold" officeooo:rsid="00f4e2fb" style:font-weight-asian="bold" style:font-weight-complex="bold"/>
    </style:style>
    <style:style style:name="T42" style:family="text">
      <style:text-properties fo:font-weight="bold" officeooo:rsid="01070c4b" style:font-weight-asian="bold" style:font-weight-complex="bold"/>
    </style:style>
    <style:style style:name="T43" style:family="text">
      <style:text-properties officeooo:rsid="002a6c68"/>
    </style:style>
    <style:style style:name="T44" style:family="text">
      <style:text-properties officeooo:rsid="002e7d4b"/>
    </style:style>
    <style:style style:name="T45" style:family="text">
      <style:text-properties officeooo:rsid="00303b05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solid" style:text-underline-width="auto" style:text-underline-color="font-color" officeooo:rsid="0064aa8c"/>
    </style:style>
    <style:style style:name="T48" style:family="text">
      <style:text-properties style:text-underline-style="solid" style:text-underline-width="auto" style:text-underline-color="font-color" officeooo:rsid="006de4dc"/>
    </style:style>
    <style:style style:name="T49" style:family="text">
      <style:text-properties style:text-underline-style="solid" style:text-underline-width="auto" style:text-underline-color="font-color" officeooo:rsid="0085c1ec"/>
    </style:style>
    <style:style style:name="T50" style:family="text">
      <style:text-properties officeooo:rsid="004837bf"/>
    </style:style>
    <style:style style:name="T51" style:family="text">
      <style:text-properties officeooo:rsid="004918ae"/>
    </style:style>
    <style:style style:name="T52" style:family="text">
      <style:text-properties officeooo:rsid="004a4c92"/>
    </style:style>
    <style:style style:name="T53" style:family="text">
      <style:text-properties officeooo:rsid="004d4988"/>
    </style:style>
    <style:style style:name="T54" style:family="text">
      <style:text-properties officeooo:rsid="004ebca7"/>
    </style:style>
    <style:style style:name="T55" style:family="text">
      <style:text-properties officeooo:rsid="00532781"/>
    </style:style>
    <style:style style:name="T56" style:family="text">
      <style:text-properties officeooo:rsid="00533803"/>
    </style:style>
    <style:style style:name="T57" style:family="text">
      <style:text-properties officeooo:rsid="0054b0bb"/>
    </style:style>
    <style:style style:name="T58" style:family="text">
      <style:text-properties officeooo:rsid="00583bf8"/>
    </style:style>
    <style:style style:name="T59" style:family="text">
      <style:text-properties officeooo:rsid="00598131"/>
    </style:style>
    <style:style style:name="T60" style:family="text">
      <style:text-properties officeooo:rsid="005e6b00"/>
    </style:style>
    <style:style style:name="T61" style:family="text">
      <style:text-properties officeooo:rsid="005ec3cd"/>
    </style:style>
    <style:style style:name="T62" style:family="text">
      <style:text-properties officeooo:rsid="0064aa8c"/>
    </style:style>
    <style:style style:name="T63" style:family="text">
      <style:text-properties officeooo:rsid="00677888"/>
    </style:style>
    <style:style style:name="T64" style:family="text">
      <style:text-properties officeooo:rsid="006884d4"/>
    </style:style>
    <style:style style:name="T65" style:family="text">
      <style:text-properties officeooo:rsid="0068a5a7"/>
    </style:style>
    <style:style style:name="T66" style:family="text">
      <style:text-properties officeooo:rsid="006a912d"/>
    </style:style>
    <style:style style:name="T67" style:family="text">
      <style:text-properties officeooo:rsid="006b9174"/>
    </style:style>
    <style:style style:name="T68" style:family="text">
      <style:text-properties officeooo:rsid="007ce80f"/>
    </style:style>
    <style:style style:name="T69" style:family="text">
      <style:text-properties officeooo:rsid="008078a0"/>
    </style:style>
    <style:style style:name="T70" style:family="text">
      <style:text-properties officeooo:rsid="008289af"/>
    </style:style>
    <style:style style:name="T71" style:family="text">
      <style:text-properties officeooo:rsid="0087bcf4"/>
    </style:style>
    <style:style style:name="T72" style:family="text">
      <style:text-properties officeooo:rsid="008ddc6a"/>
    </style:style>
    <style:style style:name="T73" style:family="text">
      <style:text-properties officeooo:rsid="0092fd6f"/>
    </style:style>
    <style:style style:name="T74" style:family="text">
      <style:text-properties officeooo:rsid="00931203"/>
    </style:style>
    <style:style style:name="T75" style:family="text">
      <style:text-properties officeooo:rsid="00953596"/>
    </style:style>
    <style:style style:name="T76" style:family="text">
      <style:text-properties officeooo:rsid="0096993d"/>
    </style:style>
    <style:style style:name="T77" style:family="text">
      <style:text-properties officeooo:rsid="009f8dde"/>
    </style:style>
    <style:style style:name="T78" style:family="text">
      <style:text-properties officeooo:rsid="00a12068"/>
    </style:style>
    <style:style style:name="T79" style:family="text">
      <style:text-properties fo:font-style="normal" fo:font-weight="bold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2a6c68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3679a2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303b05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0cabd1b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bdd619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bbc1f6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aea855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0e5c860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f3c328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0fb46d4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fcabba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1070bbf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1070c4b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108e77d" style:font-style-asian="normal" style:font-weight-asian="bold" style:font-style-complex="normal" style:font-weight-complex="bold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aea855" style:font-style-asian="normal" style:font-style-complex="normal"/>
    </style:style>
    <style:style style:name="T96" style:family="text">
      <style:text-properties fo:font-style="normal" officeooo:rsid="00a82dfa" style:font-style-asian="normal" style:font-style-complex="normal"/>
    </style:style>
    <style:style style:name="T97" style:family="text">
      <style:text-properties fo:font-style="normal" officeooo:rsid="00303b05" style:font-style-asian="normal" style:font-style-complex="normal"/>
    </style:style>
    <style:style style:name="T98" style:family="text">
      <style:text-properties fo:font-style="normal" officeooo:rsid="00bbc1f6" style:font-style-asian="normal" style:font-style-complex="normal"/>
    </style:style>
    <style:style style:name="T99" style:family="text">
      <style:text-properties fo:font-style="normal" officeooo:rsid="01070bbf" style:font-style-asian="normal" style:font-style-complex="normal"/>
    </style:style>
    <style:style style:name="T100" style:family="text">
      <style:text-properties fo:font-style="normal" style:text-underline-style="solid" style:text-underline-width="auto" style:text-underline-color="font-color" officeooo:rsid="00afbec3" style:font-style-asian="normal" style:font-style-complex="normal"/>
    </style:style>
    <style:style style:name="T101" style:family="text">
      <style:text-properties fo:font-style="normal" style:text-underline-style="none" fo:font-weight="bold" officeooo:rsid="00bdd619" style:font-style-asian="normal" style:font-weight-asian="bold" style:font-style-complex="normal" style:font-weight-complex="bold"/>
    </style:style>
    <style:style style:name="T102" style:family="text">
      <style:text-properties fo:font-style="normal" style:text-underline-style="none" fo:font-weight="bold" officeooo:rsid="00bbc1f6" style:font-style-asian="normal" style:font-weight-asian="bold" style:font-style-complex="normal" style:font-weight-complex="bold"/>
    </style:style>
    <style:style style:name="T103" style:family="text">
      <style:text-properties officeooo:rsid="00a463eb"/>
    </style:style>
    <style:style style:name="T104" style:family="text">
      <style:text-properties style:text-underline-style="none" fo:font-weight="normal" style:font-weight-asian="normal" style:font-weight-complex="normal"/>
    </style:style>
    <style:style style:name="T105" style:family="text">
      <style:text-properties style:text-underline-style="none" fo:font-weight="normal" officeooo:rsid="00a7469e" style:font-weight-asian="normal" style:font-weight-complex="normal"/>
    </style:style>
    <style:style style:name="T106" style:family="text">
      <style:text-properties style:text-underline-style="none" fo:font-weight="normal" officeooo:rsid="00a76110" style:font-weight-asian="normal" style:font-weight-complex="normal"/>
    </style:style>
    <style:style style:name="T107" style:family="text">
      <style:text-properties style:text-underline-style="none" fo:font-weight="normal" officeooo:rsid="00b0fc72" style:font-weight-asian="normal" style:font-weight-complex="normal"/>
    </style:style>
    <style:style style:name="T108" style:family="text">
      <style:text-properties style:text-underline-style="none" fo:font-weight="normal" officeooo:rsid="00a9f43a" style:font-weight-asian="normal" style:font-weight-complex="normal"/>
    </style:style>
    <style:style style:name="T109" style:family="text">
      <style:text-properties style:text-underline-style="none" fo:font-weight="normal" officeooo:rsid="00b1e7f5" style:font-weight-asian="normal" style:font-weight-complex="normal"/>
    </style:style>
    <style:style style:name="T110" style:family="text">
      <style:text-properties style:text-underline-style="none" fo:font-weight="bold" officeooo:rsid="00bbc1f6" style:font-weight-asian="bold" style:font-weight-complex="bold"/>
    </style:style>
    <style:style style:name="T111" style:family="text">
      <style:text-properties style:text-underline-style="none" fo:font-weight="bold" officeooo:rsid="002a6c68" style:font-weight-asian="bold" style:font-weight-complex="bold"/>
    </style:style>
    <style:style style:name="T112" style:family="text">
      <style:text-properties style:text-underline-style="none" fo:font-weight="bold" officeooo:rsid="003679a2" style:font-weight-asian="bold" style:font-weight-complex="bold"/>
    </style:style>
    <style:style style:name="T113" style:family="text">
      <style:text-properties style:text-underline-style="none" fo:font-weight="bold" officeooo:rsid="00303b05" style:font-weight-asian="bold" style:font-weight-complex="bold"/>
    </style:style>
    <style:style style:name="T114" style:family="text">
      <style:text-properties style:text-underline-style="none" fo:font-weight="bold" officeooo:rsid="00bc149a" style:font-weight-asian="bold" style:font-weight-complex="bold"/>
    </style:style>
    <style:style style:name="T115" style:family="text">
      <style:text-properties officeooo:rsid="00a76110"/>
    </style:style>
    <style:style style:name="T116" style:family="text">
      <style:text-properties officeooo:rsid="00b47f68"/>
    </style:style>
    <style:style style:name="T117" style:family="text">
      <style:text-properties fo:font-size="8pt" fo:font-weight="normal" officeooo:rsid="00b4914d" style:font-size-asian="8pt" style:font-weight-asian="normal" style:font-size-complex="8pt" style:font-weight-complex="normal"/>
    </style:style>
    <style:style style:name="T118" style:family="text">
      <style:text-properties fo:font-size="8pt" fo:font-weight="normal" officeooo:rsid="00a463eb" style:font-size-asian="8pt" style:font-weight-asian="normal" style:font-size-complex="8pt" style:font-weight-complex="normal"/>
    </style:style>
    <style:style style:name="T119" style:family="text">
      <style:text-properties fo:font-size="8pt" fo:font-weight="normal" officeooo:rsid="00f01f7c" style:font-size-asian="8pt" style:font-weight-asian="normal" style:font-size-complex="8pt" style:font-weight-complex="normal"/>
    </style:style>
    <style:style style:name="T120" style:family="text">
      <style:text-properties officeooo:rsid="00bbc1f6"/>
    </style:style>
    <style:style style:name="T121" style:family="text">
      <style:text-properties officeooo:rsid="00bc149a"/>
    </style:style>
    <style:style style:name="T122" style:family="text">
      <style:text-properties officeooo:rsid="00bdd619"/>
    </style:style>
    <style:style style:name="T123" style:family="text">
      <style:text-properties officeooo:rsid="00c16beb"/>
    </style:style>
    <style:style style:name="T124" style:family="text">
      <style:text-properties officeooo:rsid="00c8f7ff"/>
    </style:style>
    <style:style style:name="T125" style:family="text">
      <style:text-properties officeooo:rsid="00db5026"/>
    </style:style>
    <style:style style:name="T126" style:family="text">
      <style:text-properties officeooo:rsid="00dedfc4"/>
    </style:style>
    <style:style style:name="T127" style:family="text">
      <style:text-properties officeooo:rsid="00e7d9fd"/>
    </style:style>
    <style:style style:name="T128" style:family="text">
      <style:text-properties officeooo:rsid="00f4e2fb"/>
    </style:style>
    <style:style style:name="T129" style:family="text">
      <style:text-properties officeooo:rsid="00f78feb"/>
    </style:style>
    <style:style style:name="T130" style:family="text">
      <style:text-properties officeooo:rsid="00fcc2c7"/>
    </style:style>
    <style:style style:name="T131" style:family="text">
      <style:text-properties officeooo:rsid="00fcd911"/>
    </style:style>
    <style:style style:name="T132" style:family="text">
      <style:text-properties officeooo:rsid="0101eff9"/>
    </style:style>
    <style:style style:name="T133" style:family="text">
      <style:text-properties officeooo:rsid="0107d4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R-duino protocol</text:p>
      <text:p text:style-name="P1"/>
      <text:p text:style-name="P2">Structure : Start byte, command byte, address (1 byte) <text:span text:style-name="T13">[,subaddress (1 byte), parameters…]</text:span></text:p>
      <text:p text:style-name="P2"/>
      <text:p text:style-name="P3">Header byt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4">Start byte</text:p>
          </table:table-cell>
          <table:covered-table-cell/>
        </table:table-row>
        <table:table-row>
          <table:table-cell table:style-name="Tableau1.A2" office:value-type="string">
            <text:p text:style-name="P46">B7-B0</text:p>
          </table:table-cell>
          <table:table-cell table:style-name="Tableau1.B2" office:value-type="string">
            <text:p text:style-name="P46">Value = FF <text:span text:style-name="T128">(</text:span><text:span text:style-name="T41">Never used elsewhere</text:span><text:span text:style-name="T128">)</text:span></text:p>
          </table:table-cell>
        </table:table-row>
        <table:table-row>
          <table:table-cell table:style-name="Tableau1.B2" table:number-columns-spanned="2" office:value-type="string">
            <text:p text:style-name="P44">Command byte</text:p>
          </table:table-cell>
          <table:covered-table-cell/>
        </table:table-row>
        <table:table-row>
          <table:table-cell table:style-name="Tableau1.A2" office:value-type="string">
            <text:p text:style-name="P33">B7-B<text:span text:style-name="T3">3</text:span></text:p>
          </table:table-cell>
          <table:table-cell table:style-name="Tableau1.B2" office:value-type="string">
            <text:p text:style-name="P32">B7=<text:span text:style-name="T44">0</text:span> : « <text:span text:style-name="T62">R/W</text:span> » command :</text:p>
            <text:p text:style-name="P60">B<text:span text:style-name="T127">5</text:span>=0:<text:span text:style-name="T58">Read</text:span> command</text:p>
            <text:p text:style-name="P47">B<text:span text:style-name="T127">4</text:span>=0 : read from sensor<text:span text:style-name="T56">(s)</text:span></text:p>
            <text:p text:style-name="P51">B6=0:from certain sensors (subaddresses follow, see below)</text:p>
            <text:p text:style-name="P54">B6=1:from all sensors</text:p>
            <text:p text:style-name="P63">B<text:span text:style-name="T127">4</text:span>=1 : <text:span text:style-name="T59">read from turnout(s)</text:span></text:p>
            <text:p text:style-name="P52">B6=0:from certain <text:span text:style-name="T59">turnouts</text:span> (subaddresses follow, see below)</text:p>
            <text:p text:style-name="P55">B6=1:from all <text:span text:style-name="T58">turnouts</text:span></text:p>
            <text:p text:style-name="P72">B<text:span text:style-name="T127">5</text:span>=1 : <text:span text:style-name="T59">Write</text:span> command</text:p>
            <text:p text:style-name="P48">B<text:span text:style-name="T127">4</text:span>=0 : <text:span text:style-name="T60">write to </text:span>sensor<text:span text:style-name="T56">(s)</text:span></text:p>
            <text:p text:style-name="P53">B6=0:<text:span text:style-name="T60">to</text:span> certain sensors (subaddresses follow, see below)</text:p>
            <text:p text:style-name="P56">B6=1:<text:span text:style-name="T60">to</text:span> all sensors</text:p>
            <text:p text:style-name="P64">B<text:span text:style-name="T127">4</text:span>=1 : <text:span text:style-name="T61">write to turnout(s)</text:span></text:p>
            <text:p text:style-name="P53">B6=0:<text:span text:style-name="T61">to</text:span> certain <text:span text:style-name="T59">turnouts</text:span> (subaddresses follow, see below)</text:p>
            <text:p text:style-name="P56">B6=1:<text:span text:style-name="T61">to</text:span> all <text:span text:style-name="T58">turnouts</text:span></text:p>
            <text:p text:style-name="P49"/>
            <text:p text:style-name="P21">B7=<text:span text:style-name="T44">1</text:span> : « <text:span text:style-name="T1">Config/Other</text:span> » command :</text:p>
            <text:p text:style-name="P61">B3=0 : normal config</text:p>
            <text:p text:style-name="P50">B4=0:Sensor <text:span text:style-name="T1">config</text:span></text:p>
            <text:p text:style-name="P65">B4=1 : Turnout <text:span text:style-name="T2">config</text:span></text:p>
            <text:p text:style-name="P71">B5=0 : new sensor/turnout or modify existing</text:p>
            <text:p text:style-name="P71">B5=1 : delete sensor/turnout</text:p>
            <text:p text:style-name="P61">B3=1 : « special » config <text:span text:style-name="T4">or other commands</text:span></text:p>
            <text:p text:style-name="P68">B6-B<text:span text:style-name="T124">4</text:span> : 00<text:span text:style-name="T124">0</text:span> =&gt; version</text:p>
            <text:p text:style-name="P70">B6-B<text:span text:style-name="T124">4</text:span> : <text:span text:style-name="T124">0</text:span>01 =&gt; Set address</text:p>
            <text:p text:style-name="P69">B6-B4 : 010 =&gt; Store config in EEPROM</text:p>
            <text:p text:style-name="P69">B6-B4 : 011 =&gt; Load config from EEPROM</text:p>
            <text:p text:style-name="P66">B6-B5: <text:span text:style-name="T5">10</text:span> =&gt; Show command</text:p>
            <text:p text:style-name="P57">B4 : 0 =&gt; sensors 1=&gt; turnouts</text:p>
            <text:p text:style-name="P58">cf B7 of address for a special option</text:p>
            <text:p text:style-name="P67">B6-B4 : 11<text:span text:style-name="T116">0</text:span> =&gt; Turnout fine tuning</text:p>
            <text:p text:style-name="P67">B6-B4: 11<text:span text:style-name="T116">1</text:span> =&gt; Clear EEPROM</text:p>
          </table:table-cell>
        </table:table-row>
        <table:table-row>
          <table:table-cell table:style-name="Tableau1.A2" office:value-type="string">
            <text:p text:style-name="P34">B2</text:p>
          </table:table-cell>
          <table:table-cell table:style-name="Tableau1.B2" office:value-type="string">
            <text:list xml:id="list4129170946" text:style-name="L1">
              <text:list-header>
                <text:p text:style-name="P176">B2=1 : <text:span text:style-name="T14">from Master</text:span> :asks the slave to send any pending messages originating from the slave (like turnouts having reached its position, an input sensors that has changed value,…)</text:p>
                <text:p text:style-name="P177">B2=1 : <text:span text:style-name="T14">from slave, </text:span><text:span text:style-name="T29">2 cases :</text:span></text:p>
              </text:list-header>
            </text:list>
            <text:list xml:id="list1376823137" text:style-name="L2">
              <text:list-item>
                <text:p text:style-name="P196"><text:span text:style-name="T117">if it is in </text:span><text:span text:style-name="T119">an</text:span><text:span text:style-name="T117"> answer to a command from the master</text:span><text:span text:style-name="T118">, </text:span><text:span text:style-name="T117">it means there are async events waiting to be sent by the slave </text:span><text:span text:style-name="T118">(like turnouts having reached its position, an input sensors that has changed value,…)</text:span></text:p>
              </text:list-item>
            </text:list>
            <text:list xml:id="list164141643801293" text:continue-list="list4129170946" text:style-name="L1">
              <text:list-header>
                <text:p text:style-name="P176">otherwise B2=0</text:p>
              </text:list-header>
            </text:list>
          </table:table-cell>
        </table:table-row>
        <table:table-row>
          <table:table-cell table:style-name="Tableau1.A2" office:value-type="string">
            <text:p text:style-name="P33"><text:s/>B<text:span text:style-name="T6">1</text:span>-B0</text:p>
          </table:table-cell>
          <table:table-cell table:style-name="Tableau1.B2" office:value-type="string">
            <text:p text:style-name="P19"><text:span text:style-name="T53">B0</text:span>=<text:span text:style-name="T53">1</text:span> : command from the master</text:p>
            <text:p text:style-name="P62">B1=0 <text:span text:style-name="T54">(ensures that the command byte is never 0xFF)</text:span></text:p>
            <text:p text:style-name="P20">B0=<text:span text:style-name="T54">0</text:span>: answer from the slave</text:p>
            <text:p text:style-name="P59">B1=0 : no other answer pending</text:p>
            <text:p text:style-name="P59">B1=1 : Other answer(s) pending <text:span text:style-name="T132">(unfinished answer for the current command)</text:span></text:p>
          </table:table-cell>
        </table:table-row>
        <table:table-row>
          <table:table-cell table:style-name="Tableau1.B2" table:number-columns-spanned="2" office:value-type="string">
            <text:p text:style-name="P43">Address byte</text:p>
          </table:table-cell>
          <table:covered-table-cell/>
        </table:table-row>
        <table:table-row>
          <table:table-cell table:style-name="Tableau1.A2" office:value-type="string">
            <text:p text:style-name="P31">B7</text:p>
          </table:table-cell>
          <table:table-cell table:style-name="Tableau1.B2" office:value-type="string">
            <text:p text:style-name="P42">B7=0 for all normal commands</text:p>
            <text:p text:style-name="P42">In case of a show command (sensors or turnouts) B7=1 means only sends the subaddresses table (not the whole config)</text:p>
          </table:table-cell>
        </table:table-row>
        <table:table-row>
          <table:table-cell table:style-name="Tableau1.A2" office:value-type="string">
            <text:p text:style-name="P30">B6</text:p>
          </table:table-cell>
          <table:table-cell table:style-name="Tableau1.B2" office:value-type="string">
            <text:p text:style-name="P29">B6=0 : only one subaddress follows (simple command)</text:p>
            <text:p text:style-name="P29">B6=1 : <text:span text:style-name="T57">several subaddresses follow or none in the case of all sensors/turnouts read/write</text:span></text:p>
          </table:table-cell>
        </table:table-row>
        <table:table-row>
          <table:table-cell table:style-name="Tableau1.A2" office:value-type="string">
            <text:p text:style-name="P28">B<text:span text:style-name="T55">5</text:span>-B0</text:p>
          </table:table-cell>
          <table:table-cell table:style-name="Tableau1.B2" office:value-type="string">
            <text:p text:style-name="P27">Address (1-<text:span text:style-name="T55">62</text:span>) <text:span text:style-name="T103">(not 63 to avoid being 0xFF)</text:span></text:p>
          </table:table-cell>
        </table:table-row>
      </table:table>
      <text:p text:style-name="Text_20_body"/>
      <text:p text:style-name="P17">Payload byt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3">Subaddress byte</text:p>
          </table:table-cell>
          <table:covered-table-cell/>
        </table:table-row>
        <table:table-row>
          <table:table-cell table:style-name="Tableau2.A2" office:value-type="string">
            <text:p text:style-name="P35">B7</text:p>
          </table:table-cell>
          <table:table-cell table:style-name="Tableau2.B2" office:value-type="string">
            <text:p text:style-name="P24">B7=1 means last subaddress in a list (see below), in that case <text:span text:style-name="T52">B6-B4=000</text:span></text:p>
            <text:p text:style-name="P41">and B3-B0=error code (0 meaning no error)</text:p>
            <text:p text:style-name="P24">B7=0 :  subaddress in B5-B0 (if in a list, it is not the last one)</text:p>
          </table:table-cell>
        </table:table-row>
        <table:table-row>
          <table:table-cell table:style-name="Tableau2.A2" office:value-type="string">
            <text:p text:style-name="P25">B6</text:p>
          </table:table-cell>
          <table:table-cell table:style-name="Tableau2.B2" office:value-type="string">
            <text:p text:style-name="P24">Value to write <text:span text:style-name="T51">(see turnouts/sensors write command below)</text:span></text:p>
            <text:p text:style-name="P26">or read value <text:span text:style-name="T51">(see turnouts/sensors write command below)</text:span></text:p>
            <text:p text:style-name="P36">or <text:span text:style-name="T68">for turnout config :</text:span></text:p>
            <text:p text:style-name="P73">B6=1 &lt;=&gt; relay pin present, <text:span text:style-name="T68">0 otherwise</text:span></text:p>
            <text:p text:style-name="P36">or <text:span text:style-name="T68">for sensor config :</text:span></text:p>
            <text:p text:style-name="P73">B6=<text:span text:style-name="T68">0 : </text:span>input sensor</text:p>
            <text:p text:style-name="P74">B6=1 : output sensor</text:p>
          </table:table-cell>
        </table:table-row>
        <table:table-row>
          <table:table-cell table:style-name="Tableau2.A2" office:value-type="string">
            <text:p text:style-name="P28">B<text:span text:style-name="T50">5</text:span>-B0</text:p>
          </table:table-cell>
          <table:table-cell table:style-name="Tableau2.B2" office:value-type="string">
            <text:p text:style-name="P27">Subaddress (1-<text:span text:style-name="T50">63</text:span>)</text:p>
          </table:table-cell>
        </table:table-row>
        <table:table-row>
          <table:table-cell table:style-name="Tableau2.B2" table:number-columns-spanned="2" office:value-type="string">
            <text:p text:style-name="P45">Pin byte</text:p>
          </table:table-cell>
          <table:covered-table-cell/>
        </table:table-row>
        <table:table-row>
          <table:table-cell table:style-name="Tableau2.A2" office:value-type="string">
            <text:p text:style-name="P37">B7</text:p>
          </table:table-cell>
          <table:table-cell table:style-name="Tableau2.B2" office:value-type="string">
            <text:p text:style-name="P38">For input sensor config :</text:p>
            <text:p text:style-name="P75">B7=0 : no pull-up</text:p>
            <text:p text:style-name="P75">B7=1 : pull-up</text:p>
            <text:p text:style-name="P22">For the relay pins in a turnout config :</text:p>
            <text:p text:style-name="P75">B7=0 : drive the pin continuously (normal relay)</text:p>
            <text:p text:style-name="P75">B7=1 : pulse the pin <text:s/>(~10ms, for latching relay)</text:p>
          </table:table-cell>
        </table:table-row>
        <table:table-row>
          <table:table-cell table:style-name="Tableau2.A2" office:value-type="string">
            <text:p text:style-name="P39">B6-B0</text:p>
          </table:table-cell>
          <table:table-cell table:style-name="Tableau2.B2" office:value-type="string">
            <text:p text:style-name="P40">Pin number : <text:span text:style-name="T78">1-</text:span>126 (not 127 to avoid 0xFF value)</text:p>
          </table:table-cell>
        </table:table-row>
      </table:table>
      <text:p text:style-name="P14"/>
      <text:p text:style-name="P18">Every command/answer is limited to a total of 64 bytes.</text:p>
      <text:p text:style-name="P4"/>
      <text:p text:style-name="P6">How to distinguish between commands/answers and how to know if the slave has more answers/async events to send :</text:p>
      <text:p text:style-name="P16">For all commands : <text:span text:style-name="T71">command[B1-B0]=01</text:span></text:p>
      <text:p text:style-name="P16">For all answers to commands: <text:span text:style-name="T71">command[B0]=0 and command[B1] indicates if other answers are pending :</text:span></text:p>
      <text:p text:style-name="P99">if command[B1]=1, that means the answer <text:span text:style-name="T133">to</text:span> the current command <text:span text:style-name="T133">is incomplete </text:span>(<text:span text:style-name="T133">the last command must be sent again to get the remainder of the answer</text:span>)</text:p>
      <text:p text:style-name="P162"><text:span text:style-name="T10">if command[B2]=1, it means t</text:span><text:span text:style-name="T11">hat there are</text:span><text:span text:style-name="T10"> async events waiting (</text:span><text:span text:style-name="T12">input </text:span><text:span text:style-name="T10">sensors</text:span><text:span text:style-name="T12"> changed </text:span><text:span text:style-name="T10">or turnouts reached their final position</text:span><text:span text:style-name="T12">).</text:span></text:p>
      <text:p text:style-name="P5"/>
      <text:p text:style-name="P15">Specific commands <text:span text:style-name="T67">and their corresponding answers</text:span> :</text:p>
      <text:p text:style-name="P15"/>
      <text:list xml:id="list1761834720" text:style-name="L3">
        <text:list-item>
          <text:p text:style-name="P82"><text:span text:style-name="T47">R/</text:span><text:span text:style-name="T46">W commands/answers</text:span></text:p>
          <text:list>
            <text:list-item>
              <text:p text:style-name="P83"><text:span text:style-name="T47">Re</text:span><text:span text:style-name="T48">ad</text:span><text:span text:style-name="T46"> sensor/turnout commands</text:span> : </text:p>
            </text:list-item>
          </text:list>
          <text:p text:style-name="P163">You can read any sensor ; input obviously but also output as you get the current state, same for a turnout.</text:p>
          <text:p text:style-name="P164"><text:span text:style-name="T15">start byte, c</text:span><text:span text:style-name="T18">ommand (byte), </text:span><text:span text:style-name="T15">address </text:span><text:span text:style-name="T17">(</text:span><text:span text:style-name="T15">byte</text:span><text:span text:style-name="T17">)</text:span><text:span text:style-name="T20">[</text:span><text:span text:style-name="T15">, subaddress</text:span><text:span text:style-name="T20">1</text:span><text:span text:style-name="T15"> </text:span><text:span text:style-name="T17">(</text:span><text:span text:style-name="T15">byte</text:span><text:span text:style-name="T17">)</text:span><text:span text:style-name="T19">, subaddress2(byte)…]</text:span><text:span text:style-name="T43">;</text:span></text:p>
          <text:p text:style-name="P86">Payload :</text:p>
          <text:list text:continue-numbering="true">
            <text:list-header>
              <text:p text:style-name="P87">if command[B6]=<text:span text:style-name="T63">address[B6]=0 : only one sensor/turnout, so only </text:span><text:span text:style-name="T21">subaddress1</text:span></text:p>
              <text:p text:style-name="P90">if command[B6]=0 and ad<text:span text:style-name="T73">d</text:span>ress[B6]=1 : several subaddresses follow</text:p>
              <text:list>
                <text:list-header>
                  <text:p text:style-name="P100">subaddress1,subaddress2,…,subaddress_last, <text:span text:style-name="T65">0x80</text:span></text:p>
                </text:list-header>
              </text:list>
              <text:p text:style-name="P165">if command[B6]=1 (all sensors or all turnouts)</text:p>
              <text:list text:continue-numbering="true">
                <text:list-header>
                  <text:p text:style-name="P102">no payload</text:p>
                </text:list-header>
              </text:list>
            </text:list-header>
            <text:list-item>
              <text:p text:style-name="P84"><text:span text:style-name="T47">Re</text:span><text:span text:style-name="T48">ad</text:span><text:span text:style-name="T46"> sensor/turnout </text:span><text:span text:style-name="T49">answer</text:span><text:span text:style-name="T46">s</text:span> : </text:p>
            </text:list-item>
          </text:list>
        </text:list-item>
      </text:list>
      <text:p text:style-name="P76">start byte, command (byte), address (byte)<text:span text:style-name="T123">[</text:span>, subaddress1 (byte), subaddress2(byte)…]|[string of byte (see below)];</text:p>
      <text:p text:style-name="P77">Payload :</text:p>
      <text:p text:style-name="P78">if command[B6]=address[B6]=0 : only one sensor/turnout : <text:span text:style-name="T14">subaddress1 </text:span><text:span text:style-name="T30">| 0x8x (x</text:span><text:span text:style-name="T31">=</text:span><text:span text:style-name="T30">0 :no error otherwise error « number x »)</text:span></text:p>
      <text:list xml:id="list164142279256344" text:continue-numbering="true" text:style-name="L3">
        <text:list-item>
          <text:list>
            <text:list-header>
              <text:p text:style-name="P91">if command[B6]=0 and ad<text:span text:style-name="T74">d</text:span>ress[B6]=1 : several subaddresses follow</text:p>
              <text:list>
                <text:list-header>
                  <text:p text:style-name="P170">subaddress1,subaddress2,…,subaddress_last, <text:span text:style-name="T65">0x8x (x=0 :no error otherwise error « number x »)</text:span></text:p>
                  <text:p text:style-name="P171">if command[B6]<text:span text:style-name="T74">=1 (all sensors or all turnouts) :</text:span></text:p>
                </text:list-header>
              </text:list>
            </text:list-header>
          </text:list>
          <text:p text:style-name="P172">string of bytes made from the <text:span text:style-name="T75">read values (1 bit each), all bytes have their MSB=0 the last byte is 0x8x (x=0 : no error otherwise error « number x »)</text:span></text:p>
          <text:list>
            <text:list-item>
              <text:list>
                <text:list-header>
                  <text:p text:style-name="P174">it is assumed that the sensors/turnouts <text:span text:style-name="T76">we are reading from</text:span> are in increasing subaddress order: the <text:span text:style-name="T130">first bit</text:span> <text:span text:style-name="T130">(LSB) of the first byte </text:span>will be <text:span text:style-name="T76">read from</text:span> the sensor/turnout of lowest subaddress and so on...</text:p>
                </text:list-header>
              </text:list>
            </text:list-item>
            <text:list-item>
              <text:p text:style-name="P104">Write sensor (output sensor only)/turnout commands :</text:p>
            </text:list-item>
          </text:list>
          <text:p text:style-name="P166">start byte, command (byte), address (byte)[, subaddress1 (byte), subaddress2(byte)…]|<text:span text:style-name="T72">[string of byte (see below)]</text:span>;</text:p>
        </text:list-item>
      </text:list>
      <text:p text:style-name="P23"><text:tab/><text:span text:style-name="T8">Payload :</text:span></text:p>
      <text:list xml:id="list164141144197541" text:continue-numbering="true" text:style-name="L3">
        <text:list-item>
          <text:list>
            <text:list-header>
              <text:p text:style-name="P88">if command[B6]=<text:span text:style-name="T63">address[B6]=0 : only one sensor/turnout, so only </text:span><text:span text:style-name="T21">subaddress1</text:span></text:p>
              <text:p text:style-name="P92">if command[B6]=0 and adress[B6]=1 : several subaddresses follow</text:p>
              <text:list>
                <text:list-header>
                  <text:p text:style-name="P101">subaddress1,subaddress2,…,subaddress_last, <text:span text:style-name="T65">0x80</text:span></text:p>
                </text:list-header>
              </text:list>
            </text:list-header>
          </text:list>
        </text:list-item>
      </text:list>
      <text:p text:style-name="P79">if command[B6]=1 (all sensors or all turnouts)</text:p>
      <text:p text:style-name="P81">string of bytes made from the <text:span text:style-name="T66">values (1 bit each) to write, all bytes must have their MSB=0 the last byte is 0x80</text:span></text:p>
      <text:p text:style-name="P80"><text:soft-page-break/>it is assumed that the sensors/turnouts to write to are in increasing subaddress order: the <text:span text:style-name="T130">first bit</text:span> <text:span text:style-name="T130">(LSB) of the first byte </text:span>will be written to the sensor/turnout of lowest subaddress and so on…</text:p>
      <text:list xml:id="list164141195498687" text:continue-numbering="true" text:style-name="L3">
        <text:list-item>
          <text:list>
            <text:list-item>
              <text:p text:style-name="P169">Write sensor (output sensor only)/turnout <text:span text:style-name="T120">answer</text:span> :</text:p>
            </text:list-item>
          </text:list>
          <text:p text:style-name="P123"><text:span text:style-name="T15">start byte, command (byte), address (byte), </text:span><text:span text:style-name="T32">0x8x (x=0:no error, otherwise error « number x »)</text:span></text:p>
        </text:list-item>
        <text:list-item>
          <text:p text:style-name="P105">Normal config commands :</text:p>
          <text:list>
            <text:list-item>
              <text:p text:style-name="P106">Sensor config</text:p>
            </text:list-item>
          </text:list>
          <text:p text:style-name="P85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</text:span><text:span text:style-name="T15">, subaddress</text:span><text:span text:style-name="T22">1</text:span><text:span text:style-name="T15"> </text:span><text:span text:style-name="T17">(</text:span><text:span text:style-name="T15">byte</text:span><text:span text:style-name="T17">)</text:span><text:span text:style-name="T15">, </text:span><text:span text:style-name="T16">pin number</text:span><text:span text:style-name="T22">1</text:span><text:span text:style-name="T16"> </text:span><text:span text:style-name="T17">(</text:span><text:span text:style-name="T16">byte</text:span><text:span text:style-name="T17">)</text:span><text:span text:style-name="T22">[, </text:span><text:span text:style-name="T15">subaddress</text:span><text:span text:style-name="T22">2</text:span><text:span text:style-name="T15"> </text:span><text:span text:style-name="T17">(</text:span><text:span text:style-name="T15">byte</text:span><text:span text:style-name="T17">)</text:span><text:span text:style-name="T15">, </text:span><text:span text:style-name="T16">pin number</text:span><text:span text:style-name="T22">2</text:span><text:span text:style-name="T16"> </text:span><text:span text:style-name="T17">(</text:span><text:span text:style-name="T16">byte</text:span><text:span text:style-name="T17">), ...</text:span><text:span text:style-name="T22">]</text:span></text:p>
          <text:p text:style-name="P94">This is use to set a new sensor or update an existing one.</text:p>
          <text:p text:style-name="P95">If address[B6]=0 : <text:span text:style-name="T63">only one sensor, so only </text:span><text:span text:style-name="T21">subaddress1,</text:span><text:span text:style-name="T14">pin number1</text:span></text:p>
          <text:p text:style-name="P95">If address[B6]=1 : <text:span text:style-name="T64">several subaddresses follow</text:span></text:p>
          <text:p text:style-name="P175"><text:span text:style-name="T23">subaddress1, </text:span><text:span text:style-name="T14">pin number1,</text:span><text:span text:style-name="T23">subaddress2 </text:span><text:span text:style-name="T14">pin number2</text:span><text:span text:style-name="T23">,…,</text:span><text:span text:style-name="T25">last </text:span><text:span text:style-name="T23">subaddress, </text:span><text:span text:style-name="T25">last </text:span><text:span text:style-name="T14">pin_number  ,</text:span><text:span text:style-name="T24">0x80</text:span></text:p>
          <text:list text:continue-numbering="true">
            <text:list-item>
              <text:p text:style-name="P107">Sensor config <text:span text:style-name="T121">answer :</text:span></text:p>
            </text:list-item>
          </text:list>
          <text:p text:style-name="P108"><text:span text:style-name="T111">start byte, </text:span><text:span text:style-name="T112">command (byte), </text:span><text:span text:style-name="T111">address </text:span><text:span text:style-name="T113">(</text:span><text:span text:style-name="T111">byte</text:span><text:span text:style-name="T113">)</text:span><text:span text:style-name="T111">, </text:span><text:span text:style-name="T114">0x8x (</text:span><text:span text:style-name="T110">x=0:no error, otherwise error « number x »)</text:span></text:p>
          <text:list text:continue-numbering="true">
            <text:list-item>
              <text:p text:style-name="P111">Turnout config</text:p>
            </text:list-item>
          </text:list>
          <text:p text:style-name="P96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</text:span><text:span text:style-name="T15">, subaddress </text:span><text:span text:style-name="T17">(</text:span><text:span text:style-name="T15">byte</text:span><text:span text:style-name="T17">)</text:span><text:span text:style-name="T15">, </text:span><text:span text:style-name="T17">servo </text:span><text:span text:style-name="T16">pin number </text:span><text:span text:style-name="T17">(</text:span><text:span text:style-name="T16">byte</text:span><text:span text:style-name="T17">), straight pos (byte), thrown pos (byte)[, relay pin 1 (byte), relay pin 2 (byte)]</text:span></text:p>
          <text:p text:style-name="P97">Same as for sensors (as per only one turnout or several). <text:span text:style-name="T69">The presence of relay pins is indicated in the subaddress[B6] bit.</text:span></text:p>
          <text:list text:continue-numbering="true">
            <text:list-item>
              <text:p text:style-name="P112">Turnout config <text:span text:style-name="T122">answer</text:span></text:p>
            </text:list-item>
          </text:list>
          <text:p text:style-name="P109"><text:span text:style-name="T111">start byte, </text:span><text:span text:style-name="T112">command (byte), </text:span><text:span text:style-name="T111">address </text:span><text:span text:style-name="T113">(</text:span><text:span text:style-name="T111">byte</text:span><text:span text:style-name="T113">)</text:span><text:span text:style-name="T111">, </text:span><text:span text:style-name="T114">0x8x (</text:span><text:span text:style-name="T110">x=0:no error, otherwise error « number x »)</text:span></text:p>
        </text:list-item>
        <text:list-item>
          <text:p text:style-name="P113">Delete config command :</text:p>
          <text:list>
            <text:list-item>
              <text:p text:style-name="P113">Delete sensor/<text:span text:style-name="T125">turnout</text:span> :</text:p>
              <text:p text:style-name="P124">command[B5]=1</text:p>
              <text:p text:style-name="P103"><text:span text:style-name="T8">c</text:span><text:span text:style-name="T7">ommand[B</text:span><text:span text:style-name="T9">4</text:span><text:span text:style-name="T7">]=0 : delete sensor</text:span></text:p>
              <text:p text:style-name="P125">command[B<text:span text:style-name="T131">4</text:span>]=1 : delete turnout</text:p>
            </text:list-item>
          </text:list>
          <text:p text:style-name="P167">start byte, command (byte), address (byte), subaddress1 (byte)<text:span text:style-name="T126">[</text:span>, subaddress2(byte)…] ;</text:p>
          <text:p text:style-name="P98">Payload :</text:p>
          <text:list text:continue-numbering="true">
            <text:list-header>
              <text:p text:style-name="P89">if <text:span text:style-name="T63">address[B6]=0 : only one sensor/turnout, so only </text:span><text:span text:style-name="T21">subaddress1</text:span></text:p>
              <text:p text:style-name="P93">if address[B6]=1 : several subaddresses follow</text:p>
              <text:list>
                <text:list-header>
                  <text:p text:style-name="P142">subaddress1,subaddress2,…,subaddress_last, <text:span text:style-name="T65">0x80</text:span></text:p>
                </text:list-header>
              </text:list>
            </text:list-header>
            <text:list-item>
              <text:p text:style-name="P114">Delete sensor/<text:span text:style-name="T125">turnout</text:span> answer :</text:p>
            </text:list-item>
          </text:list>
          <text:p text:style-name="P110"><text:span text:style-name="T111">start byte, </text:span><text:span text:style-name="T112">command (byte), </text:span><text:span text:style-name="T111">address </text:span><text:span text:style-name="T113">(</text:span><text:span text:style-name="T111">byte</text:span><text:span text:style-name="T113">)</text:span><text:span text:style-name="T111">, </text:span><text:span text:style-name="T114">0x8x (</text:span><text:span text:style-name="T110">x=0:no error, otherwise error « number x »)</text:span></text:p>
          <text:p text:style-name="P168"/>
        </text:list-item>
        <text:list-item>
          <text:p text:style-name="P115">Set address:</text:p>
          <text:list>
            <text:list-item>
              <text:p text:style-name="P116">command</text:p>
            </text:list-item>
          </text:list>
          <text:p text:style-name="P126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</text:span></text:p>
          <text:p text:style-name="P132">Remark : only a slave with its ADDRESS_MODE pin held to low will pick this message (and there should be only one on the bus at the time),</text:p>
          <text:list text:continue-numbering="true">
            <text:list-item>
              <text:p text:style-name="P116"><text:span text:style-name="T45">a</text:span>nswer</text:p>
            </text:list-item>
          </text:list>
          <text:p text:style-name="P127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,</text:span><text:span text:style-name="T35">0x8x </text:span><text:span text:style-name="T33">(</text:span><text:span text:style-name="T32">x=0:no error, otherwise error « number x »)</text:span></text:p>
        </text:list-item>
        <text:list-item>
          <text:p text:style-name="P117">Get version :</text:p>
          <text:list>
            <text:list-item>
              <text:p text:style-name="P118">command</text:p>
            </text:list-item>
          </text:list>
          <text:p text:style-name="P128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</text:span></text:p>
          <text:list text:continue-numbering="true">
            <text:list-item>
              <text:p text:style-name="P144"><text:span text:style-name="T45">a</text:span>nswer</text:p>
            </text:list-item>
          </text:list>
          <text:p text:style-name="P145"><text:soft-page-break/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, </text:span><text:span text:style-name="T38">version (byte),</text:span><text:span text:style-name="T40"> </text:span><text:span text:style-name="T35">0x8x </text:span><text:span text:style-name="T33">(</text:span><text:span text:style-name="T32">x=0:no error, otherwise error « number x »)</text:span></text:p>
        </text:list-item>
        <text:list-item>
          <text:p text:style-name="P119"><text:span text:style-name="T45">C</text:span>lear eeprom :</text:p>
          <text:list>
            <text:list-item>
              <text:p text:style-name="P120">command</text:p>
            </text:list-item>
          </text:list>
          <text:p text:style-name="P129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</text:span></text:p>
          <text:list text:continue-numbering="true">
            <text:list-item>
              <text:p text:style-name="P120"><text:span text:style-name="T45">a</text:span>nswer</text:p>
            </text:list-item>
          </text:list>
          <text:p text:style-name="P130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, </text:span><text:span text:style-name="T39">0x8x </text:span><text:span text:style-name="T33">(</text:span><text:span text:style-name="T32">x=0:no error, otherwise error « number x »)</text:span></text:p>
        </text:list-item>
        <text:list-item>
          <text:p text:style-name="P121"><text:span text:style-name="T45">S</text:span>how commands/<text:span text:style-name="T70">answers</text:span> (sensors/turnouts) :</text:p>
          <text:list>
            <text:list-item>
              <text:p text:style-name="P122"><text:span text:style-name="T45">S</text:span>how commands</text:p>
            </text:list-item>
          </text:list>
          <text:p text:style-name="P131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</text:span></text:p>
          <text:list text:continue-numbering="true">
            <text:list-header>
              <text:p text:style-name="P133"><text:span text:style-name="T17">N</text:span><text:span text:style-name="T14">ote : <text:tab/>B7=0 means sends the full config for each sensor/turnout</text:span></text:p>
              <text:list>
                <text:list-item>
                  <text:list>
                    <text:list-header>
                      <text:p text:style-name="P143">B7=1 means sends the subaddresses table only that is 9 bytes where only the 7 lowest weight bits are used (to avoid being FF) : any bit set indicates that there is a sensor/turnout with this subaddress. The numbering is as follows :</text:p>
                      <text:p text:style-name="P143">bit 0 of byte 0 is set if subaddress 1 corresponds to a sensor/turnout...</text:p>
                      <text:p text:style-name="P143">bit 6 of byte 0 is set if subaddress 7 corresponds to a sensor/turnout…</text:p>
                      <text:p text:style-name="P143">bit 0 of byte 1 is set if subaddress 8 corresponds to a sensor/turnout…</text:p>
                      <text:p text:style-name="P143">bit 5 of byte 8 is set if subaddress 62 (max) corresponds to a sensor/turnout…</text:p>
                    </text:list-header>
                  </text:list>
                </text:list-item>
              </text:list>
            </text:list-header>
          </text:list>
        </text:list-item>
      </text:list>
      <text:p text:style-name="P13"><text:span text:style-name="T14"><text:tab/> <text:s text:c="5"/></text:span><text:span text:style-name="T42">Note 2 : For sensors there are 2 tables : one for the input sensors (9 bytes) and the <text:tab/><text:tab/>following 9 bytes represent the output sensors</text:span></text:p>
      <text:list xml:id="list164142139405276" text:continue-numbering="true" text:style-name="L3">
        <text:list-header>
          <text:p text:style-name="P134"/>
          <text:list text:continue-numbering="true">
            <text:list-item>
              <text:p text:style-name="P146">Show answers</text:p>
              <text:p text:style-name="P149">if address[B7]=0 :</text:p>
              <text:p text:style-name="P150">For sensors :</text:p>
            </text:list-item>
          </text:list>
          <text:p text:style-name="P151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, s</text:span><text:span text:style-name="T26">ubaddress1, pin1 [, subaddress2, pin2,…], 0x8</text:span><text:span text:style-name="T34">x (</text:span><text:span text:style-name="T32">x=0:no error, otherwise error « number x »)</text:span></text:p>
          <text:p text:style-name="P173"><text:span text:style-name="T77">F</text:span>or turnouts :</text:p>
          <text:p text:style-name="P178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, s</text:span><text:span text:style-name="T26">ubaddress1, </text:span><text:span text:style-name="T27">servo </text:span><text:span text:style-name="T26">pin1, </text:span><text:span text:style-name="T28">straight pos1, thrown pos1</text:span><text:span text:style-name="T26"> [, </text:span><text:span text:style-name="T28">relay pin1 1, relay pin1 2] [</text:span><text:span text:style-name="T26">, </text:span><text:span text:style-name="T28">s</text:span><text:span text:style-name="T26">ubaddress</text:span><text:span text:style-name="T28">2</text:span><text:span text:style-name="T26">, </text:span><text:span text:style-name="T27">servo </text:span><text:span text:style-name="T26">pin</text:span><text:span text:style-name="T28">2</text:span><text:span text:style-name="T26">, </text:span><text:span text:style-name="T28">straight pos2, thrown pos2</text:span><text:span text:style-name="T26"> [, </text:span><text:span text:style-name="T28">relay pin2 1, relay pin2 2], …],</text:span><text:span text:style-name="T26">0x8</text:span><text:span text:style-name="T101">x (</text:span><text:span text:style-name="T102">x=0:no error, otherwise error « number x »)</text:span></text:p>
          <text:p text:style-name="P135"><text:span text:style-name="T86">R</text:span><text:span text:style-name="T85">emark: </text:span><text:span text:style-name="T88">only one answer is sent, if several are needed (indicated by the other answers pending being set), just resend the same command</text:span></text:p>
        </text:list-header>
      </text:list>
      <text:p text:style-name="P156"/>
      <text:p text:style-name="P11"><text:span text:style-name="T88"><text:tab/> <text:s text:c="4"/></text:span><text:span text:style-name="T99">if address[B7]=1 :</text:span></text:p>
      <text:p text:style-name="P12"><text:span text:style-name="T99"><text:tab/></text:span><text:span text:style-name="T80">start byte, </text:span><text:span text:style-name="T81">command (byte), </text:span><text:span text:style-name="T80">address </text:span><text:span text:style-name="T82">(</text:span><text:span text:style-name="T80">byte</text:span><text:span text:style-name="T82">), </text:span><text:span text:style-name="T91">subaddress</text:span><text:span text:style-name="T92">es</text:span><text:span text:style-name="T91"> table : </text:span><text:span text:style-name="T93">a list of 9 bytes for <text:tab/>turnouts, hence 63 bits (MSBs are unused); a bit set bit indicates that there is a turnout <text:tab/>of the subaddress equal to the bit position (LSB of first byte corresponds to subaddress <text:tab/>1…)</text:span></text:p>
      <text:p text:style-name="P12"><text:span text:style-name="T93"><text:tab/>For sensors there are 2 tables of 9 bytes each (same format as for turnouts) : first is for <text:tab/>input sensors, second for output sensors.</text:span></text:p>
      <text:p text:style-name="P154"/>
      <text:list xml:id="list164141560410007" text:continue-numbering="true" text:style-name="L3">
        <text:list-item>
          <text:p text:style-name="P179">Turnout fine position tuning :</text:p>
          <text:list>
            <text:list-item>
              <text:p text:style-name="P180">command</text:p>
            </text:list-item>
          </text:list>
          <text:p text:style-name="P152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, s</text:span><text:span text:style-name="T26">ubaddress, </text:span><text:span text:style-name="T36">position</text:span></text:p>
          <text:p text:style-name="P155">position is a number between 1 and 180 (most servos will choke on extreme positions, so probably better to stay between 10 and 170).</text:p>
          <text:p text:style-name="P158">Position = 0 means end of fine tuning, detach servo.</text:p>
          <text:list text:continue-numbering="true">
            <text:list-item>
              <text:p text:style-name="P147"><text:soft-page-break/>answer</text:p>
            </text:list-item>
          </text:list>
          <text:p text:style-name="P153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, </text:span><text:span text:style-name="T37">0x8x </text:span><text:span text:style-name="T34">(</text:span><text:span text:style-name="T32">x=0:no error, otherwise error « number x »)</text:span></text:p>
        </text:list-item>
        <text:list-item>
          <text:p text:style-name="P181"><text:span text:style-name="T77">S</text:span>end async events command :</text:p>
          <text:p text:style-name="P184">This is used by the Master to ask the slave to send any pending async events, f<text:span text:style-name="T115">or example if an (or several) input sensor(s) has/have changed its/their values or a turnout </text:span>has <text:span text:style-name="T115">reach</text:span>ed<text:span text:style-name="T115"> its final position.</text:span></text:p>
          <text:list>
            <text:list-item>
              <text:p text:style-name="P182">Master command :</text:p>
            </text:list-item>
          </text:list>
          <text:p text:style-name="P185"><text:span text:style-name="T80">start byte, </text:span><text:span text:style-name="T81">command (byte), </text:span><text:span text:style-name="T80">address </text:span><text:span text:style-name="T82">(</text:span><text:span text:style-name="T80">byte</text:span><text:span text:style-name="T82">)</text:span></text:p>
          <text:p text:style-name="P193">comma<text:span text:style-name="T129">nd = 0b00000101</text:span></text:p>
          <text:list text:continue-numbering="true">
            <text:list-item>
              <text:p text:style-name="P188"><text:span text:style-name="T100">Slave answer : </text:span><text:span text:style-name="T95">normal answer from the slave (with all command bits sets according to the event being sent, for example if an (or several) input sensor(s) has/have changed its/their values, the command bits must be set as if it was a read sensor command,</text:span><text:span text:style-name="T96"> same for a turnout reaching its final position</text:span><text:span text:style-name="T95">)</text:span></text:p>
            </text:list-item>
          </text:list>
          <text:p text:style-name="P136"><text:span text:style-name="T86">R</text:span><text:span text:style-name="T79">emark <text:s/></text:span><text:span text:style-name="T89">1</text:span><text:span text:style-name="T79">: an</text:span><text:span text:style-name="T87">s</text:span><text:span text:style-name="T79">wer </text:span><text:span text:style-name="T89">is always sent with the list bit set in the address </text:span><text:span text:style-name="T90">(address[B6]=1)</text:span></text:p>
          <text:p text:style-name="P136"><text:span text:style-name="T86">R</text:span><text:span text:style-name="T79">emark <text:s/></text:span><text:span text:style-name="T89">2</text:span><text:span text:style-name="T79">: an</text:span><text:span text:style-name="T87">s</text:span><text:span text:style-name="T79">wer might be empty </text:span></text:p>
          <text:p text:style-name="P135"><text:span text:style-name="T86">R</text:span><text:span text:style-name="T79">emark </text:span><text:span text:style-name="T89">3</text:span><text:span text:style-name="T79">: </text:span><text:span text:style-name="T88">only one answer is sent, if several are needed (indicated by the other answers pending being set), just resend the same command</text:span></text:p>
          <text:p text:style-name="P141"><text:span text:style-name="T88">R</text:span><text:span text:style-name="T79">emark 4 : if a series of async events has been sent completely (turnouts positions for example) and other async events are waiting (input sensors changes in that case), the async bit is set (command[B2]=1)</text:span></text:p>
          <text:p text:style-name="P157"/>
        </text:list-item>
        <text:list-item>
          <text:p text:style-name="P138"><text:span text:style-name="T95">S</text:span><text:span text:style-name="T94">tore to eeprom</text:span></text:p>
          <text:list>
            <text:list-item>
              <text:p text:style-name="P148">command :</text:p>
            </text:list-item>
          </text:list>
          <text:p text:style-name="P186"><text:span text:style-name="T80">start byte, </text:span><text:span text:style-name="T81">command (byte), </text:span><text:span text:style-name="T80">address </text:span><text:span text:style-name="T82">(</text:span><text:span text:style-name="T80">byte</text:span><text:span text:style-name="T82">)</text:span></text:p>
          <text:p text:style-name="P189"><text:span text:style-name="T97">T</text:span><text:span text:style-name="T94">his will ask the slave to store its config (all sensors/turnouts) to its EEPROM.</text:span></text:p>
          <text:p text:style-name="P194">Note : the address and version are always saved to EEPROM.</text:p>
          <text:list text:continue-numbering="true">
            <text:list-item>
              <text:p text:style-name="P190"><text:span text:style-name="T97">A</text:span><text:span text:style-name="T94">nswer</text:span></text:p>
            </text:list-item>
          </text:list>
          <text:p text:style-name="P186"><text:span text:style-name="T80">start byte, </text:span><text:span text:style-name="T81">command (byte), </text:span><text:span text:style-name="T80">address </text:span><text:span text:style-name="T82">(</text:span><text:span text:style-name="T80">byte</text:span><text:span text:style-name="T82">),</text:span><text:span text:style-name="T83">0x8x </text:span><text:span text:style-name="T84">(</text:span><text:span text:style-name="T85">x=0:no error, otherwise error « number x »)</text:span></text:p>
        </text:list-item>
        <text:list-item>
          <text:p text:style-name="P183"><text:span text:style-name="T98">L</text:span><text:span text:style-name="T94">oad from EEPROM</text:span></text:p>
          <text:list>
            <text:list-item>
              <text:p text:style-name="P195">command :</text:p>
            </text:list-item>
          </text:list>
          <text:p text:style-name="P187"><text:span text:style-name="T80">start byte, </text:span><text:span text:style-name="T81">command (byte), </text:span><text:span text:style-name="T80">address </text:span><text:span text:style-name="T82">(</text:span><text:span text:style-name="T80">byte</text:span><text:span text:style-name="T82">)</text:span></text:p>
          <text:p text:style-name="P192"><text:span text:style-name="T97">A</text:span><text:span text:style-name="T94">sks the slave to load its sensors/turnouts configurations from EEPROM.</text:span></text:p>
          <text:list text:continue-numbering="true">
            <text:list-item>
              <text:p text:style-name="P191"><text:span text:style-name="T97">A</text:span><text:span text:style-name="T94">nswer</text:span></text:p>
            </text:list-item>
          </text:list>
          <text:p text:style-name="P187"><text:span text:style-name="T80">start byte, </text:span><text:span text:style-name="T81">command (byte), </text:span><text:span text:style-name="T80">address </text:span><text:span text:style-name="T82">(</text:span><text:span text:style-name="T80">byte</text:span><text:span text:style-name="T82">),</text:span><text:span text:style-name="T83">0x8x </text:span><text:span text:style-name="T84">(</text:span><text:span text:style-name="T85">x=0:no error, otherwise error « number x »)</text:span></text:p>
        </text:list-item>
      </text:list>
      <text:p text:style-name="P9"><text:span text:style-name="T17">I</text:span><text:span text:style-name="T14">MPORTANT NOTE : no other byte than the start byte can be 0xFF.</text:span></text:p>
      <text:p text:style-name="P8"/>
      <text:p text:style-name="P10"><text:soft-page-break/>Examples of exchanges :</text:p>
      <text:p text:style-name="P10"/>
      <text:list xml:id="list1918451818" text:style-name="L4">
        <text:list-item>
          <text:p text:style-name="P139">Master→Slave :Write command</text:p>
        </text:list-item>
        <text:list-item>
          <text:p text:style-name="P139">Master→Slave : Read command</text:p>
          <text:p text:style-name="P139">Slave →Master : Read answer (answer bit set, if there are more answers that was allowed in the read command or other answers are pending, then command[B1] bit is set)</text:p>
          <text:p text:style-name="P159"><text:span text:style-name="T104">The master must repeat the same command </text:span><text:span text:style-name="T105">while</text:span><text:span text:style-name="T104"> the other answers pending bit is set </text:span><text:span text:style-name="T105">(command[B1]=1) and command[B2]=0 (meaning the pending answers are related to the original command).</text:span></text:p>
        </text:list-item>
        <text:list-item>
          <text:p text:style-name="P160"><text:span text:style-name="T105">In case an answer from the slave </text:span><text:span text:style-name="T106">to a command from the master </text:span><text:span text:style-name="T105">has command[B1]=command[B2]=1</text:span><text:span text:style-name="T104"> </text:span><text:span text:style-name="T106">that means there are pending async messages from this slave, in that case the master has to send a command with only command[B2]=1 to enable the slave to send them :</text:span></text:p>
        </text:list-item>
        <text:list-item>
          <text:p text:style-name="P160"><text:span text:style-name="T106">Master → Slave : </text:span><text:span text:style-name="T107">send async event command</text:span></text:p>
          <text:p text:style-name="P161"><text:span text:style-name="T104">Slave→ Master : <text:s/></text:span><text:span text:style-name="T107">normal answer with </text:span><text:span text:style-name="T108">command[B2]=1 </text:span><text:span text:style-name="T109">(respect also the limit set by the master in the command byte)</text:span></text:p>
          <text:p text:style-name="P140"/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7-01T15:51:39.691043479</meta:creation-date>
    <dc:date>2020-09-03T16:41:40.753563716</dc:date>
    <meta:editing-duration>P7DT16H38M42S</meta:editing-duration>
    <meta:editing-cycles>231</meta:editing-cycles>
    <meta:generator>LibreOffice/6.3.5.2$Linux_X86_64 LibreOffice_project/30$Build-2</meta:generator>
    <meta:document-statistic meta:table-count="2" meta:image-count="0" meta:object-count="0" meta:page-count="7" meta:paragraph-count="224" meta:word-count="2114" meta:character-count="12588" meta:non-whitespace-character-count="10710"/>
  </office:meta>
</office:document-meta>
</file>